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C4000064CA00003EE4550B3C44134920BF.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a33e47" officeooo:paragraph-rsid="000cfee4"/>
    </style:style>
    <style:style style:name="P2" style:family="paragraph" style:parent-style-name="Text_20_body">
      <style:text-properties officeooo:rsid="009cbfd5" officeooo:paragraph-rsid="0009b28b"/>
    </style:style>
    <style:style style:name="P3" style:family="paragraph" style:parent-style-name="Text_20_body">
      <style:text-properties officeooo:paragraph-rsid="0009b28b"/>
    </style:style>
    <style:style style:name="P4" style:family="paragraph" style:parent-style-name="code">
      <style:text-properties officeooo:paragraph-rsid="0009b28b"/>
    </style:style>
    <style:style style:name="P5" style:family="paragraph" style:parent-style-name="Text_20_body" style:list-style-name="L1">
      <style:text-properties officeooo:paragraph-rsid="0009b28b"/>
    </style:style>
    <style:style style:name="P6" style:family="paragraph" style:parent-style-name="Text_20_body" style:list-style-name="L1">
      <style:text-properties officeooo:rsid="001471de" officeooo:paragraph-rsid="001471de"/>
    </style:style>
    <style:style style:name="P7" style:family="paragraph" style:parent-style-name="Text_20_body" style:list-style-name="L1">
      <style:text-properties officeooo:rsid="001471de" officeooo:paragraph-rsid="00157f7d"/>
    </style:style>
    <style:style style:name="P8" style:family="paragraph" style:parent-style-name="Heading_20_2">
      <style:text-properties officeooo:rsid="000cfee4"/>
    </style:style>
    <style:style style:name="P9" style:family="paragraph" style:parent-style-name="Heading_20_2">
      <style:text-properties officeooo:paragraph-rsid="0010d7a0"/>
    </style:style>
    <style:style style:name="P10" style:family="paragraph" style:parent-style-name="Heading_20_1">
      <style:text-properties officeooo:rsid="0009b28b" officeooo:paragraph-rsid="0009b28b"/>
    </style:style>
    <style:style style:name="T1" style:family="text">
      <style:text-properties officeooo:rsid="00b7ad18"/>
    </style:style>
    <style:style style:name="T2" style:family="text">
      <style:text-properties officeooo:rsid="009e341f"/>
    </style:style>
    <style:style style:name="T3" style:family="text">
      <style:text-properties officeooo:rsid="00a33e47"/>
    </style:style>
    <style:style style:name="T4" style:family="text">
      <style:text-properties officeooo:rsid="00a00c0e"/>
    </style:style>
    <style:style style:name="T5" style:family="text">
      <style:text-properties officeooo:rsid="00a05b83"/>
    </style:style>
    <style:style style:name="T6" style:family="text">
      <style:text-properties officeooo:rsid="00c749e8"/>
    </style:style>
    <style:style style:name="T7" style:family="text">
      <style:text-properties officeooo:rsid="00cae42a"/>
    </style:style>
    <style:style style:name="T8" style:family="text">
      <style:text-properties officeooo:rsid="00a3c443"/>
    </style:style>
    <style:style style:name="T9" style:family="text">
      <style:text-properties officeooo:rsid="000cfee4"/>
    </style:style>
    <style:style style:name="T10" style:family="text">
      <style:text-properties officeooo:rsid="000ebd38"/>
    </style:style>
    <style:style style:name="T11" style:family="text">
      <style:text-properties officeooo:rsid="000eef14"/>
    </style:style>
    <style:style style:name="T12" style:family="text">
      <style:text-properties officeooo:rsid="0010d7a0"/>
    </style:style>
    <style:style style:name="T13" style:family="text">
      <style:text-properties fo:font-style="italic" style:text-underline-style="none" officeooo:rsid="001471de" style:font-style-asian="italic" style:font-style-complex="italic"/>
    </style:style>
    <style:style style:name="T14" style:family="text">
      <style:text-properties officeooo:rsid="00157f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uide de traçage noyau avec Linux Tracing Toolkit (LTTng)</text:h>
      <text:p text:style-name="P3"><text:span text:style-name="T2">Une trace noyau consiste à enregistrer les événements clés de l'exécution du système d'exploitation avec un estampille de temps. Ce guide présente les étapes pour tracer une application sur les postes Linux du laboratoire L-4712.</text:span></text:p>
      <text:h text:style-name="P8" text:outline-level="2">Enregistrement de la trace</text:h>
      <text:p text:style-name="P1"><text:span text:style-name="T9">Le programme lttng-simple est utilisé pour tracer l'exécution d'une commande en paramètre. Cet utilitaire démarre le traçage, exécute la commande puis arrête le traçage. Voici un exemple de son utilisation pour tracer la commande </text:span><text:span text:style-name="technical"><text:span text:style-name="T10">sleep</text:span></text:span><text:span text:style-name="T9">:</text:span></text:p>
      <text:p text:style-name="P4"><text:span text:style-name="T4">$ lttng-simple -c -k -- sleep 1</text:span></text:p>
      <text:p text:style-name="P3"><text:span text:style-name="T5">La trace est enregistrée dans le répertoire </text:span><text:span text:style-name="technical"><text:span text:style-name="T6">/home/tracing/$USER/lttng/traces</text:span></text:span><text:span text:style-name="T6"> et porte le nom de </text:span><text:span text:style-name="technical"><text:span text:style-name="T11">sleep-k</text:span></text:span><text:span text:style-name="T3">. Le suffixe “-k” indique qu'il s'agit d'une trace noyau.</text:span></text:p>
      <text:p text:style-name="P3"><text:span text:style-name="T6">Note : Le répertoire </text:span><text:span text:style-name="technical"><text:span text:style-name="T7">/home</text:span></text:span><text:span text:style-name="T7"> réside sur le disque dur du poste pour une raison de performance. Le disque local est plus rapide que le lecteur réseau du répertoire personnel. Pensez à sauvergarder le répertoire de traces </text:span><text:span text:style-name="technical"><text:span text:style-name="T6">/home/tracing/$USER/lttng</text:span></text:span> (contenant aussi le workspace, voir la prochaine étape) <text:span text:style-name="T6">dans votre dossier personnel. Si vous utilisez un autre poste, vous pourrez copier ce répertoire sur le disque dur au même emplacement pour lire les traces avec Tracecompass. </text:span></text:p>
      <text:h text:style-name="P9" text:outline-level="2"><text:span text:style-name="T12">Visualisation de la trace</text:span></text:h>
      <text:list xml:id="list199034438981495122" text:style-name="L1">
        <text:list-item>
          <text:p text:style-name="P5"><text:span text:style-name="T8">Démarrer Tracecompass à partir du terminal avec la commande </text:span><text:span text:style-name="T13">tracecompass</text:span><text:span text:style-name="T8">. </text:span></text:p>
        </text:list-item>
        <text:list-item>
          <text:p text:style-name="P7"><text:span text:style-name="T8">Une fois Tracecompass démarré, ouvrez la trace avec </text:span>File→Open Trace. La trace est située dans /home/tracing/$USERNAME/lttng/traces/trace-dragon-k/kernel. Sélectionne<text:span text:style-name="T14">z</text:span> n’importe lequel des fichiers k_x et importer. </text:p>
        </text:list-item>
        <text:list-item>
          <text:p text:style-name="P6">Une fois que Tracecompass a importé la trace, vous devriez <text:span text:style-name="T14">avoir</text:span> une vue similaire à cela :</text:p>
        </text:list-item>
      </text:list>
      <text:p text:style-name="P2"><draw:frame draw:style-name="fr1" draw:name="images7" text:anchor-type="paragraph" svg:width="17.59cm" svg:height="10.975cm" draw:z-index="0"><draw:image xlink:href="Pictures/200000C4000064CA00003EE4550B3C44134920BF.svm" xlink:type="simple" xlink:show="embed" xlink:actuate="onLoad"/></draw:frame><text:soft-page-break/></text:p>
      <text:p text:style-name="P3"><text:span text:style-name="T1">Pour une référence complète sur l'environnement, se référer à la rubrique d'aide</text:span> <text:a xlink:type="simple" xlink:href="http://help.eclipse.org/kepler/topic/org.eclipse.linuxtools.lttng.help/doc/LTTng-Kernel-Analysis.html" text:style-name="Internet_20_link" text:visited-style-name="Visited_20_Internet_20_Link">LTTng Plug-in User Gu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 style:family="paragraph" style:parent-style-name="Text_20_body" style:class="text" style:master-page-name="">
      <loext:graphic-properties draw:fill="solid" draw:fill-color="#e6e6e6" draw:opacity="100%"/>
      <style:paragraph-properties fo:margin-left="0cm" fo:margin-right="0cm" fo:margin-top="0cm" fo:margin-bottom="0cm" loext:contextual-spacing="false" fo:text-indent="0cm" style:auto-text-indent="true" style:page-number="auto" fo:background-color="#e6e6e6" fo:padding="0.254cm" fo:border="0.06pt solid #000000" style:shadow="none" style:join-border="true">
        <style:tab-stops/>
      </style:paragraph-properties>
      <style:text-properties style:font-name="FreeMono" fo:font-family="FreeMono" style:font-style-name="Normal" style:font-family-generic="modern" style:font-pitch="fixed"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9-09T16:43:50</meta:creation-date>
    <dc:date>2016-09-23T10:23:22.621666681</dc:date>
    <meta:editing-duration>PT17M45S</meta:editing-duration>
    <meta:editing-cycles>12</meta:editing-cycles>
    <meta:generator>LibreOffice/5.1.5.2$Linux_X86_64 LibreOffice_project/10$Build-2</meta:generator>
    <meta:document-statistic meta:table-count="0" meta:image-count="1" meta:object-count="0" meta:page-count="2" meta:paragraph-count="12" meta:word-count="261" meta:character-count="1731" meta:non-whitespace-character-count="1481"/>
  </office:meta>
</office:document-meta>
</file>